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Import( ParsingContext parsingContext , StartElement raw , Attributes attrs , Stack 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mport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